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8.47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6.65mm"/>
    </style:style>
    <style:style style:name="co13" style:family="table-column">
      <style:table-column-properties fo:break-before="auto" style:column-width="32.84mm"/>
    </style:style>
    <style:style style:name="co14" style:family="table-column">
      <style:table-column-properties fo:break-before="auto" style:column-width="126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1.45mm" fo:break-before="auto" style:use-optimal-row-height="false"/>
    </style:style>
    <style:style style:name="ro5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58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fo:background-color="#1e90ff"/>
    </style:style>
    <style:style style:name="ce59" style:family="table-cell" style:parent-style-name="Default">
      <style:table-cell-properties fo:background-color="#00bfff"/>
    </style:style>
    <style:style style:name="ce60" style:family="table-cell" style:parent-style-name="Default">
      <style:table-cell-properties fo:background-color="#708090"/>
      <style:text-properties fo:color="#00ff00"/>
    </style:style>
    <style:style style:name="ce5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ee3d3"/>
    </style:style>
    <style:style style:name="ce62" style:family="table-cell" style:parent-style-name="Default">
      <style:table-cell-properties fo:background-color="#ff4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200"/>
    </style:style>
    <style:style style:name="ce6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7cfc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d853f" fo:wrap-option="wrap"/>
      <style:text-properties fo:color="#ce181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ff00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 style:data-style-name="N108"/>
    <style:style style:name="ce72" style:family="table-cell" style:parent-style-name="Default" style:data-style-name="N108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8">
      <style:text-properties fo:font-weight="bold" style:font-weight-asian="bold" style:font-weight-complex="bold"/>
    </style:style>
    <style:style style:name="ce20" style:family="table-cell" style:parent-style-name="Default" style:data-style-name="N124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>
      <style:table-cell-properties fo:background-color="transparent"/>
    </style:style>
    <style:style style:name="ce2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7cfc00"/>
    </style:style>
    <style:style style:name="ce90" style:family="table-cell" style:parent-style-name="Default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/>
    <style:style style:name="ce95" style:family="table-cell" style:parent-style-name="Default" style:data-style-name="N3"/>
    <style:style style:name="ce96" style:family="table-cell" style:parent-style-name="Default" style:data-style-name="N3">
      <style:table-cell-properties fo:background-color="#fff200"/>
    </style:style>
    <style:style style:name="ce97" style:family="table-cell" style:parent-style-name="Default" style:data-style-name="N3">
      <style:table-cell-properties fo:background-color="#7cfc00"/>
    </style:style>
    <style:style style:name="ce98" style:family="table-cell" style:parent-style-name="Default" style:data-style-name="N3">
      <style:table-cell-properties fo:background-color="#708090"/>
      <style:text-properties fo:color="#00ff00"/>
    </style:style>
    <style:style style:name="ce53" style:family="table-cell" style:parent-style-name="Default" style:data-style-name="N3">
      <style:table-cell-properties fo:background-color="#bee3d3"/>
    </style:style>
    <style:style style:name="ce54" style:family="table-cell" style:parent-style-name="Default" style:data-style-name="N3">
      <style:table-cell-properties fo:background-color="#bee3d3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112"/>
    <style:style style:name="ce16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2" style:family="table-cell" style:parent-style-name="Default" style:data-style-name="N107"/>
    <style:style style:name="ce163" style:family="table-cell" style:parent-style-name="Default" style:data-style-name="N104"/>
    <style:style style:name="ce165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166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7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168" style:family="table-cell" style:parent-style-name="Default">
      <style:table-cell-properties fo:border-bottom="none" fo:border-left="0.74pt solid #000000" fo:border-right="none" fo:border-top="none"/>
    </style:style>
    <style:style style:name="ce169" style:family="table-cell" style:parent-style-name="Default">
      <style:table-cell-properties fo:border-bottom="none" fo:background-color="#1e90ff" fo:border-left="0.74pt solid #000000" fo:border-right="none" fo:border-top="none"/>
    </style:style>
    <style:style style:name="ce17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1" style:family="table-cell" style:parent-style-name="Default" style:data-style-name="N37"/>
    <style:style style:name="ce17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4" style:family="table-cell" style:parent-style-name="Default" style:data-style-name="N112">
      <style:table-cell-properties fo:border-bottom="none" fo:background-color="#fff8dc" fo:border-left="none" fo:border-right="0.06pt solid #000000" fo:border-top="none"/>
    </style:style>
    <style:style style:name="ce17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76" style:family="table-cell" style:parent-style-name="Default" style:data-style-name="N37">
      <style:table-cell-properties fo:border-bottom="none" fo:background-color="#fff8dc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fff8dc" fo:border-left="none" fo:border-right="0.06pt solid #000000" fo:border-top="none"/>
    </style:style>
    <style:style style:name="ce178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1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4" style:family="table-cell" style:parent-style-name="Default">
      <style:table-cell-properties fo:background-color="#ff8c00"/>
    </style:style>
    <style:style style:name="ce18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6" style:family="table-cell" style:parent-style-name="Default">
      <style:table-cell-properties fo:border-bottom="none" fo:background-color="#ff8c00" fo:border-left="none" fo:border-right="0.06pt solid #000000" fo:border-top="none"/>
    </style:style>
    <style:style style:name="ce187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8" style:family="table-cell" style:parent-style-name="Default">
      <style:table-cell-properties fo:background-color="#ffff00"/>
    </style:style>
    <style:style style:name="ce189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0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1" style:family="table-cell" style:parent-style-name="Default">
      <style:table-cell-properties fo:border-bottom="none" fo:background-color="#ff8c00" fo:border-left="0.74pt solid #000000" fo:border-right="none" fo:border-top="none"/>
    </style:style>
    <style:style style:name="ce19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9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03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4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5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6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07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8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0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1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f58220"/>
    </style:style>
    <style:style style:name="ce279" style:family="table-cell" style:parent-style-name="Default">
      <style:table-cell-properties fo:background-color="#fff68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Isolation_2_normalTemp" table:style-name="ta1">
        <office:forms form:automatic-focus="false" form:apply-design-mode="false"/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22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2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8" calcext:value-type="float">
            <text:p>0.8</text:p>
          </table:table-cell>
          <table:table-cell table:style-name="ce22" table:formula="of:=1/[.E5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00" calcext:value-type="float">
            <text:p>1'400.0</text:p>
          </table:table-cell>
          <table:table-cell table:style-name="ce22" table:formula="of:=1/[.E5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462572047431991" calcext:value-type="float">
            <text:p>0.5</text:p>
          </table:table-cell>
          <table:table-cell table:style-name="ce76" table:formula="of:=SUM([.F53:.F56])" office:value-type="float" office:value="2.1618253968254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0.1765850435038" calcext:value-type="float">
            <text:p>10.18</text:p>
          </table:table-cell>
          <table:table-cell office:value-type="float" office:value="27" calcext:value-type="float">
            <text:p>27</text:p>
          </table:table-cell>
          <table:table-cell table:style-name="ce53" table:formula="of:=[.I57]*[.H57]" office:value-type="float" office:value="274.767796174603" calcext:value-type="float">
            <text:p>275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4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25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6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7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8" calcext:value-type="float">
            <text:p>0.8</text:p>
          </table:table-cell>
          <table:table-cell table:style-name="ce28" table:formula="of:=1/[.E64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1.33333333333333" calcext:value-type="float">
            <text:p>1.3</text:p>
          </table:table-cell>
          <table:table-cell table:style-name="ce29" table:formula="of:=1/[.E6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00" calcext:value-type="float">
            <text:p>1'400.0</text:p>
          </table:table-cell>
          <table:table-cell table:style-name="ce30" table:formula="of:=1/[.E6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388730517196698" calcext:value-type="float">
            <text:p>0.4</text:p>
          </table:table-cell>
          <table:table-cell table:style-name="ce76" table:formula="of:=SUM([.F60:.F66])" office:value-type="float" office:value="2.57247619047619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5.44222724075377" calcext:value-type="float">
            <text:p>5.44</text:p>
          </table:table-cell>
          <table:table-cell office:value-type="float" office:value="25" calcext:value-type="float">
            <text:p>25</text:p>
          </table:table-cell>
          <table:table-cell table:style-name="ce53" table:formula="of:=[.I67]*[.H67]" office:value-type="float" office:value="136.055681018844" calcext:value-type="float">
            <text:p>136</text:p>
          </table:table-cell>
          <table:table-cell office:value-type="string" calcext:value-type="string">
            <text:p>30°Wasser→5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31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32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33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34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34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0.8" calcext:value-type="float">
            <text:p>0.8</text:p>
          </table:table-cell>
          <table:table-cell table:style-name="ce35" table:formula="of:=1/[.E7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36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0.545922479007981" calcext:value-type="float">
            <text:p>0.5</text:p>
          </table:table-cell>
          <table:table-cell table:style-name="ce76" table:formula="of:=SUM([.F70:.F76])" office:value-type="float" office:value="1.83176190476191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1.63776743702394" calcext:value-type="float">
            <text:p>1.64</text:p>
          </table:table-cell>
          <table:table-cell office:value-type="float" office:value="25" calcext:value-type="float">
            <text:p>25</text:p>
          </table:table-cell>
          <table:table-cell table:style-name="ce53" table:formula="of:=[.I77]*[.H77]" office:value-type="float" office:value="40.9441859255986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ce53" table:formula="of:=[.I79]*[.H79]" office:value-type="float" office:value="60.75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37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38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39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1.33333333333333" calcext:value-type="float">
            <text:p>1.3</text:p>
          </table:table-cell>
          <table:table-cell table:style-name="ce40" table:formula="of:=1/[.E85]" office:value-type="float" office:value="0.75" calcext:value-type="float">
            <text:p>0.7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579310344827586" calcext:value-type="float">
            <text:p>0.6</text:p>
          </table:table-cell>
          <table:table-cell table:style-name="ce20" table:formula="of:=SUM([.F82:.F85])" office:value-type="float" office:value="1.72619047619048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2.7448275862069" calcext:value-type="float">
            <text:p>12.74</text:p>
          </table:table-cell>
          <table:table-cell office:value-type="float" office:value="15" calcext:value-type="float">
            <text:p>15</text:p>
          </table:table-cell>
          <table:table-cell table:style-name="ce54" table:formula="of:=[.I86]*[.H86]" office:value-type="float" office:value="191.172413793103" calcext:value-type="float">
            <text:p>191</text:p>
          </table:table-cell>
          <table:table-cell office:value-type="string" calcext:value-type="string">
            <text:p>30°Wasser→15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0.4" calcext:value-type="float">
            <text:p>0.4</text:p>
          </table:table-cell>
          <table:table-cell table:style-name="ce41" table:formula="of:=1/[.E89]" office:value-type="float" office:value="2.5" calcext:value-type="float">
            <text:p>2.5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42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382978723404255" calcext:value-type="float">
            <text:p>0.4</text:p>
          </table:table-cell>
          <table:table-cell table:style-name="ce20" table:formula="of:=SUM([.F89:.F90])" office:value-type="float" office:value="2.61111111111111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8.42553191489362" calcext:value-type="float">
            <text:p>8.43</text:p>
          </table:table-cell>
          <table:table-cell office:value-type="float" office:value="27" calcext:value-type="float">
            <text:p>27</text:p>
          </table:table-cell>
          <table:table-cell table:style-name="ce54" table:formula="of:=[.I91]*[.H91]" office:value-type="float" office:value="227.489361702128" calcext:value-type="float">
            <text:p>227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382978723404255" calcext:value-type="float">
            <text:p>0.4</text:p>
          </table:table-cell>
          <table:table-cell table:style-name="ce20" table:formula="of:=[.F91]" office:value-type="float" office:value="2.61111111111111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3.06382978723404" calcext:value-type="float">
            <text:p>3.06</text:p>
          </table:table-cell>
          <table:table-cell office:value-type="float" office:value="27" calcext:value-type="float">
            <text:p>27</text:p>
          </table:table-cell>
          <table:table-cell table:style-name="ce54" table:formula="of:=[.I93]*[.H93]" office:value-type="float" office:value="82.7234042553192" calcext:value-type="float">
            <text:p>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0.545922479007981" calcext:value-type="float">
            <text:p>0.5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2.18368991603192" calcext:value-type="float">
            <text:p>2.18</text:p>
          </table:table-cell>
          <table:table-cell office:value-type="float" office:value="15" calcext:value-type="float">
            <text:p>15</text:p>
          </table:table-cell>
          <table:table-cell table:style-name="ce54" table:formula="of:=[.I94]*[.H94]" office:value-type="float" office:value="32.7553487404789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2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 office:value-type="float" office:value="1" calcext:value-type="float">
            <text:p>1.00</text:p>
          </table:table-cell>
          <table:table-cell office:value-type="float" office:value="27" calcext:value-type="float">
            <text:p>27</text:p>
          </table:table-cell>
          <table:table-cell table:style-name="ce54" table:formula="of:=[.I97]*[.H97]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1073.65819161007" calcext:value-type="float">
            <text:p>1073.65819161007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Winter normal</text:p>
          </table:table-cell>
          <table:table-cell table:number-columns-repeated="7"/>
          <table:table-cell table:style-name="Default" office:value-type="string" calcext:value-type="string">
            <text:p>1000W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t WP Strom</text:p>
          </table:table-cell>
          <table:table-cell table:number-columns-repeated="7"/>
          <table:table-cell table:style-name="Default" office:value-type="string" calcext:value-type="string">
            <text:p>250-500W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_normalTemp.F53:Isolation_2_normalTemp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2:Isolation_2_normalTemp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3:Isolation_2_normalTemp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4:Isolation_2_normalTemp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2:Isolation_2_normalTemp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3:Isolation_2_normalTemp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5:Isolation_2_normalTemp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6:Isolation_2_normalTemp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0:Isolation_2_normalTemp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1:Isolation_2_normalTemp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0:Isolation_2_normalTemp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1:Isolation_2_normalTemp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4:Isolation_2_normalTemp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5:Isolation_2_normalTemp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2:Isolation_2_normalTemp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3:Isolation_2_normalTemp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6:Isolation_2_normalTemp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5:Isolation_2_normalTemp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90:Isolation_2_normalTemp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9:Isolation_2_normalTemp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" table:style-name="ta1"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108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108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8" calcext:value-type="float">
            <text:p>0.8</text:p>
          </table:table-cell>
          <table:table-cell table:style-name="ce108" table:formula="of:=1/[.E5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00" calcext:value-type="float">
            <text:p>1'400.0</text:p>
          </table:table-cell>
          <table:table-cell table:style-name="ce108" table:formula="of:=1/[.E5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462572047431991" calcext:value-type="float">
            <text:p>0.5</text:p>
          </table:table-cell>
          <table:table-cell table:style-name="ce76" table:formula="of:=SUM([.F53:.F56])" office:value-type="float" office:value="2.1618253968254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0.1765850435038" calcext:value-type="float">
            <text:p>10.18</text:p>
          </table:table-cell>
          <table:table-cell office:value-type="float" office:value="35" calcext:value-type="float">
            <text:p>35</text:p>
          </table:table-cell>
          <table:table-cell table:style-name="ce53" table:formula="of:=[.I57]*[.H57]" office:value-type="float" office:value="356.180476522633" calcext:value-type="float">
            <text:p>356</text:p>
          </table:table-cell>
          <table:table-cell office:value-type="string" calcext:value-type="string">
            <text:p>20° Raum → -1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109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110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111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112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8" calcext:value-type="float">
            <text:p>0.8</text:p>
          </table:table-cell>
          <table:table-cell table:style-name="ce113" table:formula="of:=1/[.E64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1.33333333333333" calcext:value-type="float">
            <text:p>1.3</text:p>
          </table:table-cell>
          <table:table-cell table:style-name="ce114" table:formula="of:=1/[.E6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00" calcext:value-type="float">
            <text:p>1'400.0</text:p>
          </table:table-cell>
          <table:table-cell table:style-name="ce115" table:formula="of:=1/[.E6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388730517196698" calcext:value-type="float">
            <text:p>0.4</text:p>
          </table:table-cell>
          <table:table-cell table:style-name="ce76" table:formula="of:=SUM([.F60:.F66])" office:value-type="float" office:value="2.57247619047619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5.44222724075377" calcext:value-type="float">
            <text:p>5.44</text:p>
          </table:table-cell>
          <table:table-cell office:value-type="float" office:value="35" calcext:value-type="float">
            <text:p>35</text:p>
          </table:table-cell>
          <table:table-cell table:style-name="ce53" table:formula="of:=[.I67]*[.H67]" office:value-type="float" office:value="190.477953426382" calcext:value-type="float">
            <text:p>190</text:p>
          </table:table-cell>
          <table:table-cell office:value-type="string" calcext:value-type="string">
            <text:p>35°Wasser→0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116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117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118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119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119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0.8" calcext:value-type="float">
            <text:p>0.8</text:p>
          </table:table-cell>
          <table:table-cell table:style-name="ce120" table:formula="of:=1/[.E7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121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0.545922479007981" calcext:value-type="float">
            <text:p>0.5</text:p>
          </table:table-cell>
          <table:table-cell table:style-name="ce76" table:formula="of:=SUM([.F70:.F76])" office:value-type="float" office:value="1.83176190476191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1.63776743702394" calcext:value-type="float">
            <text:p>1.64</text:p>
          </table:table-cell>
          <table:table-cell office:value-type="float" office:value="35" calcext:value-type="float">
            <text:p>35</text:p>
          </table:table-cell>
          <table:table-cell table:style-name="ce53" table:formula="of:=[.I77]*[.H77]" office:value-type="float" office:value="57.321860295838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35" calcext:value-type="float">
            <text:p>35</text:p>
          </table:table-cell>
          <table:table-cell table:style-name="ce53" table:formula="of:=[.I79]*[.H79]" office:value-type="float" office:value="78.75" calcext:value-type="float">
            <text:p>7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122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123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124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1.33333333333333" calcext:value-type="float">
            <text:p>1.3</text:p>
          </table:table-cell>
          <table:table-cell table:style-name="ce125" table:formula="of:=1/[.E85]" office:value-type="float" office:value="0.75" calcext:value-type="float">
            <text:p>0.7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579310344827586" calcext:value-type="float">
            <text:p>0.6</text:p>
          </table:table-cell>
          <table:table-cell table:style-name="ce20" table:formula="of:=SUM([.F82:.F85])" office:value-type="float" office:value="1.72619047619048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2.7448275862069" calcext:value-type="float">
            <text:p>12.74</text:p>
          </table:table-cell>
          <table:table-cell office:value-type="float" office:value="25" calcext:value-type="float">
            <text:p>25</text:p>
          </table:table-cell>
          <table:table-cell table:style-name="ce54" table:formula="of:=[.I86]*[.H86]" office:value-type="float" office:value="318.620689655172" calcext:value-type="float">
            <text:p>319</text:p>
          </table:table-cell>
          <table:table-cell office:value-type="string" calcext:value-type="string">
            <text:p>35°Wasser→10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0.4" calcext:value-type="float">
            <text:p>0.4</text:p>
          </table:table-cell>
          <table:table-cell table:style-name="ce126" table:formula="of:=1/[.E89]" office:value-type="float" office:value="2.5" calcext:value-type="float">
            <text:p>2.5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127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382978723404255" calcext:value-type="float">
            <text:p>0.4</text:p>
          </table:table-cell>
          <table:table-cell table:style-name="ce20" table:formula="of:=SUM([.F89:.F90])" office:value-type="float" office:value="2.61111111111111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8.42553191489362" calcext:value-type="float">
            <text:p>8.43</text:p>
          </table:table-cell>
          <table:table-cell office:value-type="float" office:value="35" calcext:value-type="float">
            <text:p>35</text:p>
          </table:table-cell>
          <table:table-cell table:style-name="ce54" table:formula="of:=[.I91]*[.H91]" office:value-type="float" office:value="294.893617021277" calcext:value-type="float">
            <text:p>295</text:p>
          </table:table-cell>
          <table:table-cell office:value-type="string" calcext:value-type="string">
            <text:p>20° Raum → -1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382978723404255" calcext:value-type="float">
            <text:p>0.4</text:p>
          </table:table-cell>
          <table:table-cell table:style-name="ce20" table:formula="of:=[.F91]" office:value-type="float" office:value="2.61111111111111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3.06382978723404" calcext:value-type="float">
            <text:p>3.06</text:p>
          </table:table-cell>
          <table:table-cell office:value-type="float" office:value="35" calcext:value-type="float">
            <text:p>35</text:p>
          </table:table-cell>
          <table:table-cell table:style-name="ce54" table:formula="of:=[.I93]*[.H93]" office:value-type="float" office:value="107.234042553191" calcext:value-type="float">
            <text:p>1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0.545922479007981" calcext:value-type="float">
            <text:p>0.5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2.18368991603192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table:style-name="ce54" table:formula="of:=[.I94]*[.H94]" office:value-type="float" office:value="54.5922479007981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10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/>
          <table:table-cell table:style-name="ce5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1658.07088737529" calcext:value-type="float">
            <text:p>1658.07088737529</text:p>
          </table:table-cell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Beheizte Mas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Südwand + Ostwand 25m^2 * 0.3m * 2400kg/m^3 * 880 J/kg/K 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Zwischenwand Waschküche <text:s/>5m^2 * 0.2m * 2400kg/m^3 * 880 J/kg/K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number-columns-repeated="2"/>
          <table:table-cell table:formula="of:=SUM([.E103:.E104])" office:value-type="float" office:value="5" calcext:value-type="float">
            <text:p>5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i 10°C auf 20°C ~ 5-10h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Annahme 1kW für Aufheizen und 1kW für Wärme erhal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max.</text:p>
          </table:table-cell>
          <table:table-cell table:number-columns-repeated="7"/>
          <table:table-cell table:style-name="Default" office:value-type="string" calcext:value-type="string">
            <text:p>2000W</text:p>
          </table:table-cell>
          <table:table-cell table:number-columns-repeated="1014"/>
        </table:table-row>
        <table:table-row table:style-name="ro1" table:number-rows-repeated="12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.F53:Isolation_2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2:Isolation_2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3:Isolation_2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4:Isolation_2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2:Isolation_2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3:Isolation_2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5:Isolation_2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6:Isolation_2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0:Isolation_2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1:Isolation_2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0:Isolation_2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1:Isolation_2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4:Isolation_2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5:Isolation_2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2:Isolation_2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3:Isolation_2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6:Isolation_2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5:Isolation_2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90:Isolation_2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9:Isolation_2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Tabelle1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2" table:number-columns-repeated="923" table:default-cell-style-name="Default"/>
        <table:table-row table:style-name="ro3">
          <table:table-cell table:style-name="ce160" table:number-columns-repeated="10"/>
          <table:table-cell table:style-name="ce165" office:value-type="string" calcext:value-type="string">
            <text:p>KW1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5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6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7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8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9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0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1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2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3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5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6</text:p>
          </table:table-cell>
          <table:table-cell table:style-name="ce160" table:number-columns-repeated="5"/>
          <table:table-cell table:style-name="ce174"/>
          <table:table-cell table:style-name="ce160" table:number-columns-repeated="923"/>
        </table:table-row>
        <table:table-row table:style-name="ro4">
          <table:table-cell table:style-name="ce161" table:number-columns-repeated="10"/>
          <table:table-cell table:style-name="ce166" office:value-type="date" office:date-value="2019-04-01" calcext:value-type="date">
            <text:p>Mo <text:s/>01.04.19</text:p>
          </table:table-cell>
          <table:table-cell table:style-name="ce170" table:formula="of:=[.K2]+1" office:value-type="date" office:date-value="2019-04-02" calcext:value-type="date">
            <text:p>Di <text:s/>02.04.19</text:p>
          </table:table-cell>
          <table:table-cell table:style-name="ce170" table:formula="of:=[.L2]+1" office:value-type="date" office:date-value="2019-04-03" calcext:value-type="date">
            <text:p>Mi <text:s/>03.04.19</text:p>
          </table:table-cell>
          <table:table-cell table:style-name="ce170" table:formula="of:=[.M2]+1" office:value-type="date" office:date-value="2019-04-04" calcext:value-type="date">
            <text:p>Do <text:s/>04.04.19</text:p>
          </table:table-cell>
          <table:table-cell table:style-name="ce170" table:formula="of:=[.N2]+1" office:value-type="date" office:date-value="2019-04-05" calcext:value-type="date">
            <text:p>Fr <text:s/>05.04.19</text:p>
          </table:table-cell>
          <table:table-cell table:style-name="ce173" table:formula="of:=[.O2]+1" office:value-type="date" office:date-value="2019-04-06" calcext:value-type="date">
            <text:p>Sa <text:s/>06.04.19</text:p>
          </table:table-cell>
          <table:table-cell table:style-name="ce175" table:formula="of:=[.P2]+1" office:value-type="date" office:date-value="2019-04-07" calcext:value-type="date">
            <text:p>So <text:s/>07.04.19</text:p>
          </table:table-cell>
          <table:table-cell table:style-name="ce178" table:formula="of:=[.Q2]+1" office:value-type="date" office:date-value="2019-04-08" calcext:value-type="date">
            <text:p>Mo <text:s/>08.04.19</text:p>
          </table:table-cell>
          <table:table-cell table:style-name="ce179" table:formula="of:=[.R2]+1" office:value-type="date" office:date-value="2019-04-09" calcext:value-type="date">
            <text:p>Di <text:s/>09.04.19</text:p>
          </table:table-cell>
          <table:table-cell table:style-name="ce179" table:formula="of:=[.S2]+1" office:value-type="date" office:date-value="2019-04-10" calcext:value-type="date">
            <text:p>Mi <text:s/>10.04.19</text:p>
          </table:table-cell>
          <table:table-cell table:style-name="ce179" table:formula="of:=[.T2]+1" office:value-type="date" office:date-value="2019-04-11" calcext:value-type="date">
            <text:p>Do <text:s/>11.04.19</text:p>
          </table:table-cell>
          <table:table-cell table:style-name="ce179" table:formula="of:=[.U2]+1" office:value-type="date" office:date-value="2019-04-12" calcext:value-type="date">
            <text:p>Fr <text:s/>12.04.19</text:p>
          </table:table-cell>
          <table:table-cell table:style-name="ce180" table:formula="of:=[.V2]+1" office:value-type="date" office:date-value="2019-04-13" calcext:value-type="date">
            <text:p>Sa <text:s/>13.04.19</text:p>
          </table:table-cell>
          <table:table-cell table:style-name="ce181" table:formula="of:=[.W2]+1" office:value-type="date" office:date-value="2019-04-14" calcext:value-type="date">
            <text:p>So <text:s/>14.04.19</text:p>
          </table:table-cell>
          <table:table-cell table:style-name="ce170" table:formula="of:=[.X2]+1" office:value-type="date" office:date-value="2019-04-15" calcext:value-type="date">
            <text:p>Mo <text:s/>15.04.19</text:p>
          </table:table-cell>
          <table:table-cell table:style-name="ce170" table:formula="of:=[.Y2]+1" office:value-type="date" office:date-value="2019-04-16" calcext:value-type="date">
            <text:p>Di <text:s/>16.04.19</text:p>
          </table:table-cell>
          <table:table-cell table:style-name="ce170" table:formula="of:=[.Z2]+1" office:value-type="date" office:date-value="2019-04-17" calcext:value-type="date">
            <text:p>Mi <text:s/>17.04.19</text:p>
          </table:table-cell>
          <table:table-cell table:style-name="ce170" table:formula="of:=[.AA2]+1" office:value-type="date" office:date-value="2019-04-18" calcext:value-type="date">
            <text:p>Do <text:s/>18.04.19</text:p>
          </table:table-cell>
          <table:table-cell table:style-name="ce170" table:formula="of:=[.AB2]+1" office:value-type="date" office:date-value="2019-04-19" calcext:value-type="date">
            <text:p>Fr <text:s/>19.04.19</text:p>
          </table:table-cell>
          <table:table-cell table:style-name="ce170" table:formula="of:=[.AC2]+1" office:value-type="date" office:date-value="2019-04-20" calcext:value-type="date">
            <text:p>Sa <text:s/>20.04.19</text:p>
          </table:table-cell>
          <table:table-cell table:style-name="ce182" table:formula="of:=[.AD2]+1" office:value-type="date" office:date-value="2019-04-21" calcext:value-type="date">
            <text:p>So <text:s/>21.04.19</text:p>
          </table:table-cell>
          <table:table-cell table:style-name="ce170" table:formula="of:=[.AE2]+1" office:value-type="date" office:date-value="2019-04-22" calcext:value-type="date">
            <text:p>Mo <text:s/>22.04.19</text:p>
          </table:table-cell>
          <table:table-cell table:style-name="ce170" table:formula="of:=[.AF2]+1" office:value-type="date" office:date-value="2019-04-23" calcext:value-type="date">
            <text:p>Di <text:s/>23.04.19</text:p>
          </table:table-cell>
          <table:table-cell table:style-name="ce170" table:formula="of:=[.AG2]+1" office:value-type="date" office:date-value="2019-04-24" calcext:value-type="date">
            <text:p>Mi <text:s/>24.04.19</text:p>
          </table:table-cell>
          <table:table-cell table:style-name="ce170" table:formula="of:=[.AH2]+1" office:value-type="date" office:date-value="2019-04-25" calcext:value-type="date">
            <text:p>Do <text:s/>25.04.19</text:p>
          </table:table-cell>
          <table:table-cell table:style-name="ce170" table:formula="of:=[.AI2]+1" office:value-type="date" office:date-value="2019-04-26" calcext:value-type="date">
            <text:p>Fr <text:s/>26.04.19</text:p>
          </table:table-cell>
          <table:table-cell table:style-name="ce170" table:formula="of:=[.AJ2]+1" office:value-type="date" office:date-value="2019-04-27" calcext:value-type="date">
            <text:p>Sa <text:s/>27.04.19</text:p>
          </table:table-cell>
          <table:table-cell table:style-name="ce183" table:formula="of:=[.AK2]+1" office:value-type="date" office:date-value="2019-04-28" calcext:value-type="date">
            <text:p>So <text:s/>28.04.19</text:p>
          </table:table-cell>
          <table:table-cell table:style-name="ce170" table:formula="of:=[.AL2]+1" office:value-type="date" office:date-value="2019-04-29" calcext:value-type="date">
            <text:p>Mo <text:s/>29.04.19</text:p>
          </table:table-cell>
          <table:table-cell table:style-name="ce170" table:formula="of:=[.AM2]+1" office:value-type="date" office:date-value="2019-04-30" calcext:value-type="date">
            <text:p>Di <text:s/>30.04.19</text:p>
          </table:table-cell>
          <table:table-cell table:style-name="ce170" table:formula="of:=[.AN2]+1" office:value-type="date" office:date-value="2019-05-01" calcext:value-type="date">
            <text:p>Mi <text:s/>01.05.19</text:p>
          </table:table-cell>
          <table:table-cell table:style-name="ce170" table:formula="of:=[.AO2]+1" office:value-type="date" office:date-value="2019-05-02" calcext:value-type="date">
            <text:p>Do <text:s/>02.05.19</text:p>
          </table:table-cell>
          <table:table-cell table:style-name="ce170" table:formula="of:=[.AP2]+1" office:value-type="date" office:date-value="2019-05-03" calcext:value-type="date">
            <text:p>Fr <text:s/>03.05.19</text:p>
          </table:table-cell>
          <table:table-cell table:style-name="ce170" table:formula="of:=[.AQ2]+1" office:value-type="date" office:date-value="2019-05-04" calcext:value-type="date">
            <text:p>Sa <text:s/>04.05.19</text:p>
          </table:table-cell>
          <table:table-cell table:style-name="ce185" table:formula="of:=[.AR2]+1" office:value-type="date" office:date-value="2019-05-05" calcext:value-type="date">
            <text:p>So <text:s/>05.05.19</text:p>
          </table:table-cell>
          <table:table-cell table:style-name="ce170" table:formula="of:=[.AS2]+1" office:value-type="date" office:date-value="2019-05-06" calcext:value-type="date">
            <text:p>Mo <text:s/>06.05.19</text:p>
          </table:table-cell>
          <table:table-cell table:style-name="ce170" table:formula="of:=[.AT2]+1" office:value-type="date" office:date-value="2019-05-07" calcext:value-type="date">
            <text:p>Di <text:s/>07.05.19</text:p>
          </table:table-cell>
          <table:table-cell table:style-name="ce170" table:formula="of:=[.AU2]+1" office:value-type="date" office:date-value="2019-05-08" calcext:value-type="date">
            <text:p>Mi <text:s/>08.05.19</text:p>
          </table:table-cell>
          <table:table-cell table:style-name="ce170" table:formula="of:=[.AV2]+1" office:value-type="date" office:date-value="2019-05-09" calcext:value-type="date">
            <text:p>Do <text:s/>09.05.19</text:p>
          </table:table-cell>
          <table:table-cell table:style-name="ce187" table:formula="of:=[.AW2]+1" office:value-type="date" office:date-value="2019-05-10" calcext:value-type="date">
            <text:p>Fr <text:s/>10.05.19</text:p>
          </table:table-cell>
          <table:table-cell table:style-name="ce170" table:formula="of:=[.AX2]+1" office:value-type="date" office:date-value="2019-05-11" calcext:value-type="date">
            <text:p>Sa <text:s/>11.05.19</text:p>
          </table:table-cell>
          <table:table-cell table:style-name="ce189" table:formula="of:=[.AY2]+1" office:value-type="date" office:date-value="2019-05-12" calcext:value-type="date">
            <text:p>So <text:s/>12.05.19</text:p>
          </table:table-cell>
          <table:table-cell table:style-name="ce190" table:formula="of:=[.AZ2]+1" office:value-type="date" office:date-value="2019-05-13" calcext:value-type="date">
            <text:p>Mo <text:s/>13.05.19</text:p>
          </table:table-cell>
          <table:table-cell table:style-name="ce192" table:formula="of:=[.BA2]+1" office:value-type="date" office:date-value="2019-05-14" calcext:value-type="date">
            <text:p>Di <text:s/>14.05.19</text:p>
          </table:table-cell>
          <table:table-cell table:style-name="ce192" table:formula="of:=[.BB2]+1" office:value-type="date" office:date-value="2019-05-15" calcext:value-type="date">
            <text:p>Mi <text:s/>15.05.19</text:p>
          </table:table-cell>
          <table:table-cell table:style-name="ce192" table:formula="of:=[.BC2]+1" office:value-type="date" office:date-value="2019-05-16" calcext:value-type="date">
            <text:p>Do <text:s/>16.05.19</text:p>
          </table:table-cell>
          <table:table-cell table:style-name="ce192" table:formula="of:=[.BD2]+1" office:value-type="date" office:date-value="2019-05-17" calcext:value-type="date">
            <text:p>Fr <text:s/>17.05.19</text:p>
          </table:table-cell>
          <table:table-cell table:style-name="ce193" table:formula="of:=[.BE2]+1" office:value-type="date" office:date-value="2019-05-18" calcext:value-type="date">
            <text:p>Sa <text:s/>18.05.19</text:p>
          </table:table-cell>
          <table:table-cell table:style-name="ce194" table:formula="of:=[.BF2]+1" office:value-type="date" office:date-value="2019-05-19" calcext:value-type="date">
            <text:p>So <text:s/>19.05.19</text:p>
          </table:table-cell>
          <table:table-cell table:style-name="ce195" table:formula="of:=[.BG2]+1" office:value-type="date" office:date-value="2019-05-20" calcext:value-type="date">
            <text:p>Mo <text:s/>20.05.19</text:p>
          </table:table-cell>
          <table:table-cell table:style-name="ce196" table:formula="of:=[.BH2]+1" office:value-type="date" office:date-value="2019-05-21" calcext:value-type="date">
            <text:p>Di <text:s/>21.05.19</text:p>
          </table:table-cell>
          <table:table-cell table:style-name="ce196" table:formula="of:=[.BI2]+1" office:value-type="date" office:date-value="2019-05-22" calcext:value-type="date">
            <text:p>Mi <text:s/>22.05.19</text:p>
          </table:table-cell>
          <table:table-cell table:style-name="ce196" table:formula="of:=[.BJ2]+1" office:value-type="date" office:date-value="2019-05-23" calcext:value-type="date">
            <text:p>Do <text:s/>23.05.19</text:p>
          </table:table-cell>
          <table:table-cell table:style-name="ce196" table:formula="of:=[.BK2]+1" office:value-type="date" office:date-value="2019-05-24" calcext:value-type="date">
            <text:p>Fr <text:s/>24.05.19</text:p>
          </table:table-cell>
          <table:table-cell table:style-name="ce197" table:formula="of:=[.BL2]+1" office:value-type="date" office:date-value="2019-05-25" calcext:value-type="date">
            <text:p>Sa <text:s/>25.05.19</text:p>
          </table:table-cell>
          <table:table-cell table:style-name="ce198" table:formula="of:=[.BM2]+1" office:value-type="date" office:date-value="2019-05-26" calcext:value-type="date">
            <text:p>So <text:s/>26.05.19</text:p>
          </table:table-cell>
          <table:table-cell table:style-name="ce199" table:formula="of:=[.BN2]+1" office:value-type="date" office:date-value="2019-05-27" calcext:value-type="date">
            <text:p>Mo <text:s/>27.05.19</text:p>
          </table:table-cell>
          <table:table-cell table:style-name="ce200" table:formula="of:=[.BO2]+1" office:value-type="date" office:date-value="2019-05-28" calcext:value-type="date">
            <text:p>Di <text:s/>28.05.19</text:p>
          </table:table-cell>
          <table:table-cell table:style-name="ce200" table:formula="of:=[.BP2]+1" office:value-type="date" office:date-value="2019-05-29" calcext:value-type="date">
            <text:p>Mi <text:s/>29.05.19</text:p>
          </table:table-cell>
          <table:table-cell table:style-name="ce200" table:formula="of:=[.BQ2]+1" office:value-type="date" office:date-value="2019-05-30" calcext:value-type="date">
            <text:p>Do <text:s/>30.05.19</text:p>
          </table:table-cell>
          <table:table-cell table:style-name="ce200" table:formula="of:=[.BR2]+1" office:value-type="date" office:date-value="2019-05-31" calcext:value-type="date">
            <text:p>Fr <text:s/>31.05.19</text:p>
          </table:table-cell>
          <table:table-cell table:style-name="ce201" table:formula="of:=[.BS2]+1" office:value-type="date" office:date-value="2019-06-01" calcext:value-type="date">
            <text:p>Sa <text:s/>01.06.19</text:p>
          </table:table-cell>
          <table:table-cell table:style-name="ce202" table:formula="of:=[.BT2]+1" office:value-type="date" office:date-value="2019-06-02" calcext:value-type="date">
            <text:p>So <text:s/>02.06.19</text:p>
          </table:table-cell>
          <table:table-cell table:style-name="ce203" table:formula="of:=[.BU2]+1" office:value-type="date" office:date-value="2019-06-03" calcext:value-type="date">
            <text:p>Mo <text:s/>03.06.19</text:p>
          </table:table-cell>
          <table:table-cell table:style-name="ce204" table:formula="of:=[.BV2]+1" office:value-type="date" office:date-value="2019-06-04" calcext:value-type="date">
            <text:p>Di <text:s/>04.06.19</text:p>
          </table:table-cell>
          <table:table-cell table:style-name="ce204" table:formula="of:=[.BW2]+1" office:value-type="date" office:date-value="2019-06-05" calcext:value-type="date">
            <text:p>Mi <text:s/>05.06.19</text:p>
          </table:table-cell>
          <table:table-cell table:style-name="ce204" table:formula="of:=[.BX2]+1" office:value-type="date" office:date-value="2019-06-06" calcext:value-type="date">
            <text:p>Do <text:s/>06.06.19</text:p>
          </table:table-cell>
          <table:table-cell table:style-name="ce204" table:formula="of:=[.BY2]+1" office:value-type="date" office:date-value="2019-06-07" calcext:value-type="date">
            <text:p>Fr <text:s/>07.06.19</text:p>
          </table:table-cell>
          <table:table-cell table:style-name="ce205" table:formula="of:=[.BZ2]+1" office:value-type="date" office:date-value="2019-06-08" calcext:value-type="date">
            <text:p>Sa <text:s/>08.06.19</text:p>
          </table:table-cell>
          <table:table-cell table:style-name="ce206" table:formula="of:=[.CA2]+1" office:value-type="date" office:date-value="2019-06-09" calcext:value-type="date">
            <text:p>So <text:s/>09.06.19</text:p>
          </table:table-cell>
          <table:table-cell table:style-name="ce207" table:formula="of:=[.CB2]+1" office:value-type="date" office:date-value="2019-06-10" calcext:value-type="date">
            <text:p>Mo <text:s/>10.06.19</text:p>
          </table:table-cell>
          <table:table-cell table:style-name="ce208" table:formula="of:=[.CC2]+1" office:value-type="date" office:date-value="2019-06-11" calcext:value-type="date">
            <text:p>Di <text:s/>11.06.19</text:p>
          </table:table-cell>
          <table:table-cell table:style-name="ce208" table:formula="of:=[.CD2]+1" office:value-type="date" office:date-value="2019-06-12" calcext:value-type="date">
            <text:p>Mi <text:s/>12.06.19</text:p>
          </table:table-cell>
          <table:table-cell table:style-name="ce208" table:formula="of:=[.CE2]+1" office:value-type="date" office:date-value="2019-06-13" calcext:value-type="date">
            <text:p>Do <text:s/>13.06.19</text:p>
          </table:table-cell>
          <table:table-cell table:style-name="ce208" table:formula="of:=[.CF2]+1" office:value-type="date" office:date-value="2019-06-14" calcext:value-type="date">
            <text:p>Fr <text:s/>14.06.19</text:p>
          </table:table-cell>
          <table:table-cell table:style-name="ce209" table:formula="of:=[.CG2]+1" office:value-type="date" office:date-value="2019-06-15" calcext:value-type="date">
            <text:p>Sa <text:s/>15.06.19</text:p>
          </table:table-cell>
          <table:table-cell table:style-name="ce210" table:formula="of:=[.CH2]+1" office:value-type="date" office:date-value="2019-06-16" calcext:value-type="date">
            <text:p>So <text:s/>16.06.19</text:p>
          </table:table-cell>
          <table:table-cell table:style-name="ce211" table:formula="of:=[.CI2]+1" office:value-type="date" office:date-value="2019-06-17" calcext:value-type="date">
            <text:p>Mo <text:s/>17.06.19</text:p>
          </table:table-cell>
          <table:table-cell table:style-name="ce212" table:formula="of:=[.CJ2]+1" office:value-type="date" office:date-value="2019-06-18" calcext:value-type="date">
            <text:p>Di <text:s/>18.06.19</text:p>
          </table:table-cell>
          <table:table-cell table:style-name="ce212" table:formula="of:=[.CK2]+1" office:value-type="date" office:date-value="2019-06-19" calcext:value-type="date">
            <text:p>Mi <text:s/>19.06.19</text:p>
          </table:table-cell>
          <table:table-cell table:style-name="ce212" table:formula="of:=[.CL2]+1" office:value-type="date" office:date-value="2019-06-20" calcext:value-type="date">
            <text:p>Do <text:s/>20.06.19</text:p>
          </table:table-cell>
          <table:table-cell table:style-name="ce212" table:formula="of:=[.CM2]+1" office:value-type="date" office:date-value="2019-06-21" calcext:value-type="date">
            <text:p>Fr <text:s/>21.06.19</text:p>
          </table:table-cell>
          <table:table-cell table:style-name="ce213" table:formula="of:=[.CN2]+1" office:value-type="date" office:date-value="2019-06-22" calcext:value-type="date">
            <text:p>Sa <text:s/>22.06.19</text:p>
          </table:table-cell>
          <table:table-cell table:style-name="ce214" table:formula="of:=[.CO2]+1" office:value-type="date" office:date-value="2019-06-23" calcext:value-type="date">
            <text:p>So <text:s/>23.06.19</text:p>
          </table:table-cell>
          <table:table-cell table:style-name="ce215" table:formula="of:=[.CP2]+1" office:value-type="date" office:date-value="2019-06-24" calcext:value-type="date">
            <text:p>Mo <text:s/>24.06.19</text:p>
          </table:table-cell>
          <table:table-cell table:style-name="ce216" table:formula="of:=[.CQ2]+1" office:value-type="date" office:date-value="2019-06-25" calcext:value-type="date">
            <text:p>Di <text:s/>25.06.19</text:p>
          </table:table-cell>
          <table:table-cell table:style-name="ce216" table:formula="of:=[.CR2]+1" office:value-type="date" office:date-value="2019-06-26" calcext:value-type="date">
            <text:p>Mi <text:s/>26.06.19</text:p>
          </table:table-cell>
          <table:table-cell table:style-name="ce216" table:formula="of:=[.CS2]+1" office:value-type="date" office:date-value="2019-06-27" calcext:value-type="date">
            <text:p>Do <text:s/>27.06.19</text:p>
          </table:table-cell>
          <table:table-cell table:style-name="ce216" table:formula="of:=[.CT2]+1" office:value-type="date" office:date-value="2019-06-28" calcext:value-type="date">
            <text:p>Fr <text:s/>28.06.19</text:p>
          </table:table-cell>
          <table:table-cell table:style-name="ce217" table:formula="of:=[.CU2]+1" office:value-type="date" office:date-value="2019-06-29" calcext:value-type="date">
            <text:p>Sa <text:s/>29.06.19</text:p>
          </table:table-cell>
          <table:table-cell table:style-name="ce218" table:formula="of:=[.CV2]+1" office:value-type="date" office:date-value="2019-06-30" calcext:value-type="date">
            <text:p>So <text:s/>30.06.19</text:p>
          </table:table-cell>
          <table:table-cell table:style-name="ce161" table:number-columns-repeated="923"/>
        </table:table-row>
        <table:table-row table:style-name="ro1">
          <table:table-cell table:number-columns-repeated="4"/>
          <table:table-cell table:style-name="ce163" table:number-columns-repeated="2"/>
          <table:table-cell table:number-columns-repeated="4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71" table:number-columns-repeated="3"/>
          <table:table-cell table:number-columns-repeated="3"/>
          <table:table-cell table:style-name="ce176"/>
          <table:table-cell table:number-columns-repeated="6"/>
          <table:table-cell table:style-name="ce176"/>
          <table:table-cell table:number-columns-repeated="6"/>
          <table:table-cell table:style-name="ce176"/>
          <table:table-cell table:number-columns-repeated="6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number-columns-repeated="923"/>
        </table:table-row>
        <table:table-row table:style-name="ro1">
          <table:table-cell table:number-columns-repeated="2"/>
          <table:table-cell office:value-type="string" calcext:value-type="string">
            <text:p>Basis</text:p>
          </table:table-cell>
          <table:table-cell office:value-type="string" calcext:value-type="string">
            <text:p>Arbeit</text:p>
          </table:table-cell>
          <table:table-cell table:style-name="ce163" office:value-type="currency" office:currency="CHF" office:value="75" calcext:value-type="currency">
            <text:p>CHF 75.00</text:p>
          </table:table-cell>
          <table:table-cell table:style-name="ce163" office:value-type="string" calcext:value-type="string">
            <text:p>satz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 + Arbei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2"/>
          <table:table-cell table:style-name="ce163" table:number-columns-repeated="2"/>
          <table:table-cell/>
          <table:table-cell table:style-name="ce16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ückbau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6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6]" office:value-type="currency" office:currency="CHF" office:value="360" calcext:value-type="currency">
            <text:p>CHF 360.00</text:p>
          </table:table-cell>
          <table:table-cell table:style-name="ce163" table:formula="of:=SUM([.E6:.G6])" office:value-type="currency" office:currency="CHF" office:value="2160.2" calcext:value-type="currency">
            <text:p>CHF 2'160.20</text:p>
          </table:table-cell>
          <table:table-cell table:number-columns-repeated="2"/>
          <table:table-cell table:style-name="ce169" office:value-type="string" calcext:value-type="string">
            <text:p>Rückbau</text:p>
          </table:table-cell>
          <table:table-cell table:style-name="ce172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72"/>
          <table:table-cell table:style-name="ce163"/>
          <table:table-cell table:number-columns-repeated="2"/>
          <table:table-cell table:style-name="ce169"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5"/>
          <table:table-cell table:number-columns-repeated="2" table:style-name="ce172" office:value-type="float" office:value="6" calcext:value-type="float">
            <text:p>6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2" office:value-type="string" calcext:value-type="string">
            <text:p>p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C Wand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9"/>
          <table:table-cell table:style-name="Default"/>
          <table:table-cell table:style-name="ce169" office:value-type="string" calcext:value-type="string">
            <text:p>WC Wand ½</text:p>
          </table:table-cell>
          <table:table-cell table:style-name="ce172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WC Spühlkasten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14"/>
          <table:table-cell table:style-name="ce172" office:value-type="string" calcext:value-type="string">
            <text:p>Spühlkasten</text:p>
          </table:table-cell>
          <table:table-cell/>
          <table:table-cell table:style-name="ce172"/>
          <table:table-cell table:number-columns-repeated="999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nitär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12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12]" office:value-type="currency" office:currency="CHF" office:value="360" calcext:value-type="currency">
            <text:p>CHF 360.00</text:p>
          </table:table-cell>
          <table:table-cell table:style-name="ce163"/>
          <table:table-cell table:number-columns-repeated="18"/>
          <table:table-cell table:style-name="ce172" office:value-type="string" calcext:value-type="string">
            <text:p>Sanitär</text:p>
          </table:table-cell>
          <table:table-cell table:style-name="ce172" table:number-columns-repeated="3"/>
          <table:table-cell/>
          <table:table-cell table:style-name="ce172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ektro</text:p>
          </table:table-cell>
          <table:table-cell office:value-type="string" calcext:value-type="string">
            <text:p>32 Anschlüsse</text:p>
          </table:table-cell>
          <table:table-cell table:style-name="ce162" office:value-type="float" office:value="24" calcext:value-type="float">
            <text:p>24.0 h</text:p>
          </table:table-cell>
          <table:table-cell table:style-name="ce163" table:formula="of:=h_*[.D14]" office:value-type="currency" office:currency="CHF" office:value="1800" calcext:value-type="currency">
            <text:p>CHF 1'800.00</text:p>
          </table:table-cell>
          <table:table-cell table:style-name="ce164" office:value-type="float" office:value="0.4" calcext:value-type="float">
            <text:p>0.4</text:p>
          </table:table-cell>
          <table:table-cell table:style-name="ce163" table:formula="of:=0.4*75*[.D14]" office:value-type="currency" office:currency="CHF" office:value="720" calcext:value-type="currency">
            <text:p>CHF 720.00</text:p>
          </table:table-cell>
          <table:table-cell table:style-name="ce163" table:formula="of:=75*[.D14]+[.G14]" office:value-type="currency" office:currency="CHF" office:value="2520" calcext:value-type="currency">
            <text:p>CHF 2'520.00</text:p>
          </table:table-cell>
          <table:table-cell table:number-columns-repeated="26"/>
          <table:table-cell table:style-name="ce172" office:value-type="string" calcext:value-type="string">
            <text:p>Elektro ½</text:p>
          </table:table-cell>
          <table:table-cell table:style-name="ce172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Isolation</text:p>
          </table:table-cell>
          <table:table-cell office:value-type="string" calcext:value-type="string">
            <text:p>40m^2</text:p>
          </table:table-cell>
          <table:table-cell table:style-name="ce162" office:value-type="float" office:value="20" calcext:value-type="float">
            <text:p>20.0 h</text:p>
          </table:table-cell>
          <table:table-cell table:style-name="ce163" table:formula="of:=h_*[.D16]" office:value-type="currency" office:currency="CHF" office:value="1500" calcext:value-type="currency">
            <text:p>CHF 1'500.00</text:p>
          </table:table-cell>
          <table:table-cell table:style-name="ce164"/>
          <table:table-cell table:style-name="ce163"/>
          <table:table-cell table:style-name="ce163" office:value-type="currency" office:currency="CHF" office:value="2000" calcext:value-type="currency">
            <text:p>CHF 2'000.00</text:p>
          </table:table-cell>
          <table:table-cell/>
          <table:table-cell office:value-type="string" calcext:value-type="string">
            <text:p>XPS 6.66/m^2</text:p>
            <text:p>Armierung 2.00/m^2</text:p>
            <text:p>Mörtel </text:p>
          </table:table-cell>
          <table:table-cell table:number-columns-repeated="29"/>
          <table:table-cell table:style-name="ce172" office:value-type="string" calcext:value-type="string">
            <text:p>Isolation</text:p>
          </table:table-cell>
          <table:table-cell table:style-name="ce172" table:number-columns-repeated="4"/>
          <table:table-cell table:number-columns-repeated="980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P Boiler</text:p>
          </table:table-cell>
          <table:table-cell/>
          <table:table-cell table:style-name="ce162"/>
          <table:table-cell table:style-name="ce163"/>
          <table:table-cell table:style-name="ce164"/>
          <table:table-cell table:style-name="ce163" office:value-type="currency" office:currency="CHF" office:value="2500" calcext:value-type="currency">
            <text:p>CHF 2'500.00</text:p>
          </table:table-cell>
          <table:table-cell table:style-name="ce16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2"/>Kernborung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38"/>
          <table:table-cell table:style-name="ce172" office:value-type="string" calcext:value-type="string">
            <text:p>Kernbohrung</text:p>
          </table:table-cell>
          <table:table-cell table:style-name="ce172"/>
          <table:table-cell table:number-columns-repeated="976"/>
        </table:table-row>
        <table:table-row table:style-name="ro1">
          <table:table-cell/>
          <table:table-cell office:value-type="string" calcext:value-type="string">
            <text:p><text:s text:c="2"/>Boiler Anschluss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1"/>
          <table:table-cell table:style-name="ce172" office:value-type="string" calcext:value-type="string">
            <text:p>WP – Boiler</text:p>
          </table:table-cell>
          <table:table-cell table:style-name="ce172"/>
          <table:table-cell table:number-columns-repeated="973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denheizung</text:p>
          </table:table-cell>
          <table:table-cell/>
          <table:table-cell table:style-name="ce162" office:value-type="string" calcext:value-type="string">
            <text:p>(80h)</text:p>
          </table:table-cell>
          <table:table-cell table:style-name="ce163"/>
          <table:table-cell table:style-name="ce164"/>
          <table:table-cell table:number-columns-repeated="3"/>
          <table:table-cell table:style-name="ce163" office:value-type="currency" office:currency="CHF" office:value="6000" calcext:value-type="currency">
            <text:p>CHF 6'0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 text:c="2"/>Isolation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style-name="ce172" office:value-type="string" calcext:value-type="string">
            <text:p>B-Isolation</text:p>
          </table:table-cell>
          <table:table-cell table:style-name="ce172" table:number-columns-repeated="4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<text:s text:c="2"/>Verteiler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7"/>
          <table:table-cell table:style-name="ce172" office:value-type="string" calcext:value-type="string">
            <text:p>B-Verteiler</text:p>
          </table:table-cell>
          <table:table-cell table:style-name="ce172"/>
          <table:table-cell table:number-columns-repeated="962"/>
        </table:table-row>
        <table:table-row table:style-name="ro1">
          <table:table-cell/>
          <table:table-cell office:value-type="string" calcext:value-type="string">
            <text:p><text:s text:c="2"/>Rohre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9"/>
          <table:table-cell table:style-name="ce172" office:value-type="string" calcext:value-type="string">
            <text:p>B-Rohre</text:p>
          </table:table-cell>
          <table:table-cell table:style-name="ce172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<text:s text:c="2"/>Estrich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office:value-type="currency" office:currency="CHF" office:value="1500" calcext:value-type="currency">
            <text:p>CHF 1'500.00</text:p>
          </table:table-cell>
          <table:table-cell table:style-name="ce163" table:formula="of:=75*[.D26]+[.G26]" office:value-type="currency" office:currency="CHF" office:value="2100" calcext:value-type="currency">
            <text:p>CHF 2'100.00</text:p>
          </table:table-cell>
          <table:table-cell table:number-columns-repeated="30"/>
          <table:table-cell table:style-name="ce169" office:value-type="string" calcext:value-type="string">
            <text:p>B-Estrich</text:p>
          </table:table-cell>
          <table:table-cell table:style-name="ce172"/>
          <table:table-cell table:style-name="ce184" table:number-columns-repeated="2"/>
          <table:table-cell table:style-name="ce184" office:value-type="string" calcext:value-type="string">
            <text:p>Trocknen</text:p>
          </table:table-cell>
          <table:table-cell table:style-name="ce184"/>
          <table:table-cell table:style-name="ce186"/>
          <table:table-cell table:style-name="ce184" table:number-columns-repeated="6"/>
          <table:table-cell table:style-name="ce186"/>
          <table:table-cell table:style-name="ce191"/>
          <table:table-cell table:style-name="ce184" table:number-columns-repeated="5"/>
          <table:table-cell table:style-name="ce186"/>
          <table:table-cell table:style-name="ce184" table:number-columns-repeated="6"/>
          <table:table-cell table:style-name="ce186"/>
          <table:table-cell table:style-name="ce184" table:number-columns-repeated="6"/>
          <table:table-cell table:number-columns-repeated="952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üche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office:value-type="currency" office:currency="CHF" office:value="5000" calcext:value-type="currency">
            <text:p>CHF 5'000.00</text:p>
          </table:table-cell>
          <table:table-cell table:style-name="ce163"/>
          <table:table-cell table:number-columns-repeated="41"/>
          <table:table-cell table:style-name="ce188" office:value-type="string" calcext:value-type="string">
            <text:p>Küche</text:p>
          </table:table-cell>
          <table:table-cell table:style-name="ce172"/>
          <table:table-cell/>
          <table:table-cell table:style-name="ce169"/>
          <table:table-cell table:style-name="ce172" table:number-columns-repeated="2"/>
          <table:table-cell table:number-columns-repeated="969"/>
        </table:table-row>
        <table:table-row table:style-name="ro1" table:number-rows-repeated="16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ce162" table:number-columns-repeated="2"/>
          <table:table-cell table:style-name="ce164"/>
          <table:table-cell table:style-name="ce163"/>
          <table:table-cell table:number-columns-repeated="1017"/>
        </table:table-row>
        <table:table-row table:style-name="ro1">
          <table:table-cell table:number-columns-repeated="3"/>
          <table:table-cell table:style-name="ce162" table:number-columns-repeated="3"/>
          <table:table-cell table:style-name="ce163"/>
          <table:table-cell table:number-columns-repeated="1017"/>
        </table:table-row>
        <table:table-row table:style-name="ro1" table:number-rows-repeated="58">
          <table:table-cell table:number-columns-repeated="3"/>
          <table:table-cell table:style-name="ce162" table:number-columns-repeated="3"/>
          <table:table-cell table:number-columns-repeated="101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K2:Tabelle1.O2 Tabelle1.Y2:Tabelle1.AD2 Tabelle1.AF2:Tabelle1.AK2 Tabelle1.AM2:Tabelle1.AR2 Tabelle1.AT2:Tabelle1.AY2">
            <calcext:condition calcext:apply-style-name="Unbenannt1" calcext:value="contains-text(&quot;So&quot;)" calcext:base-cell-address="Isolation_2.K2"/>
          </calcext:conditional-format>
          <calcext:conditional-format calcext:target-range-address="Tabelle1.CX2:Tabelle1.AMJ2 Tabelle1.A2:Tabelle1.O2 Tabelle1.Y2:Tabelle1.AD2 Tabelle1.AF2:Tabelle1.AK2 Tabelle1.AM2:Tabelle1.AR2 Tabelle1.AT2:Tabelle1.AY2">
            <calcext:condition calcext:apply-style-name="Unbenannt1" calcext:value="contains-text(&quot;So&quot;)" calcext:base-cell-address="Isolation_2.A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Isolation_2.P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Isolation_2.P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Isolation_2.Q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Isolation_2.Q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Isolation_2.AE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Isolation_2.AE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Isolation_2.AL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Isolation_2.AL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Isolation_2.AS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Isolation_2.AS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Isolation_2.AZ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Isolation_2.AZ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Isolation_2.R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Isolation_2.R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Isolation_2.W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Isolation_2.W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Isolation_2.X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Isolation_2.X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Isolation_2.BA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Isolation_2.BA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Isolation_2.BF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Isolation_2.BF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Isolation_2.BG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Isolation_2.BG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Isolation_2.BH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Isolation_2.BH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Isolation_2.BM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Isolation_2.BM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Isolation_2.BN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Isolation_2.BN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Isolation_2.BO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Isolation_2.BO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Isolation_2.BT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Isolation_2.BT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Isolation_2.BU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Isolation_2.BU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Isolation_2.BV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Isolation_2.BV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Isolation_2.CA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Isolation_2.CA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Isolation_2.CB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Isolation_2.CB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Isolation_2.CC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Isolation_2.CC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Isolation_2.CH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Isolation_2.CH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Isolation_2.CI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Isolation_2.CI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Isolation_2.CJ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Isolation_2.CJ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Isolation_2.CO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Isolation_2.CO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Isolation_2.CP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Isolation_2.CP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Isolation_2.CQ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Isolation_2.CQ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Isolation_2.CV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Isolation_2.CV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Isolation_2.CW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Isolation_2.CW2"/>
          </calcext:conditional-format>
        </calcext:conditional-formats>
      </table:table>
      <table:table table:name="Isolation" table:style-name="ta1">
        <office:forms form:automatic-focus="false" form:apply-design-mode="false"/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100" calcext:value-type="float">
            <text:p>10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0.5" calcext:value-type="float">
            <text:p>0.5</text:p>
          </table:table-cell>
          <table:table-cell table:style-name="ce245" table:formula="of:=1/[.E53]" office:value-type="float" office:value="2" calcext:value-type="float">
            <text:p>2.0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45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666666666666667" calcext:value-type="float">
            <text:p>0.7</text:p>
          </table:table-cell>
          <table:table-cell table:style-name="ce245" table:formula="of:=1/[.E55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45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271551724137931" calcext:value-type="float">
            <text:p>0.3</text:p>
          </table:table-cell>
          <table:table-cell table:style-name="ce76" table:formula="of:=SUM([.F53:.F56])" office:value-type="float" office:value="3.68253968253968" calcext:value-type="float">
            <text:p>3.68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5.97413793103448" calcext:value-type="float">
            <text:p>5.97</text:p>
          </table:table-cell>
          <table:table-cell office:value-type="float" office:value="30" calcext:value-type="float">
            <text:p>30</text:p>
          </table:table-cell>
          <table:table-cell table:formula="of:=[.I57]*[.H57]" office:value-type="float" office:value="179.224137931035" calcext:value-type="float">
            <text:p>17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61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2.1" calcext:value-type="float">
            <text:p>2.1</text:p>
          </table:table-cell>
          <table:table-cell table:style-name="ce246" table:formula="of:=1/[.E60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" calcext:value-type="float">
            <text:p>3.0</text:p>
          </table:table-cell>
          <table:table-cell table:style-name="ce247" table:formula="of:=1/[.E61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48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49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666666666666667" calcext:value-type="float">
            <text:p>0.7</text:p>
          </table:table-cell>
          <table:table-cell table:style-name="ce250" table:formula="of:=1/[.E64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5]/([.A65]/1000)" office:value-type="float" office:value="14" calcext:value-type="float">
            <text:p>14.0</text:p>
          </table:table-cell>
          <table:table-cell table:style-name="ce251" table:formula="of:=1/[.E65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6]" office:value-type="float" office:value="0.368421052631579" calcext:value-type="float">
            <text:p>0.4</text:p>
          </table:table-cell>
          <table:table-cell table:style-name="ce76" table:formula="of:=SUM([.F60:.F65])" office:value-type="float" office:value="2.71428571428571" calcext:value-type="float">
            <text:p>2.71</text:p>
          </table:table-cell>
          <table:table-cell office:value-type="float" office:value="14" calcext:value-type="float">
            <text:p>14</text:p>
          </table:table-cell>
          <table:table-cell table:style-name="ce94" table:formula="of:=[.G66]*[.E66]" office:value-type="float" office:value="5.15789473684211" calcext:value-type="float">
            <text:p>5.16</text:p>
          </table:table-cell>
          <table:table-cell office:value-type="float" office:value="20" calcext:value-type="float">
            <text:p>20</text:p>
          </table:table-cell>
          <table:table-cell table:formula="of:=[.I66]*[.H66]" office:value-type="float" office:value="103.157894736842" calcext:value-type="float">
            <text:p>1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1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9]/([.A69]/1000)" office:value-type="float" office:value="2.1" calcext:value-type="float">
            <text:p>2.1</text:p>
          </table:table-cell>
          <table:table-cell table:style-name="ce252" table:formula="of:=1/[.E69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0]/([.A70]/1000)" office:value-type="float" office:value="3" calcext:value-type="float">
            <text:p>3.0</text:p>
          </table:table-cell>
          <table:table-cell table:style-name="ce253" table:formula="of:=1/[.E70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1]/([.A71]/1000)" office:value-type="float" office:value="6" calcext:value-type="float">
            <text:p>6.0</text:p>
          </table:table-cell>
          <table:table-cell table:style-name="ce254" table:formula="of:=1/[.E71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55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73]/([.A73]/1000)" office:value-type="float" office:value="0.666666666666667" calcext:value-type="float">
            <text:p>0.7</text:p>
          </table:table-cell>
          <table:table-cell table:style-name="ce256" table:formula="of:=1/[.E73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4]/([.A74]/1000)" office:value-type="float" office:value="100" calcext:value-type="float">
            <text:p>100.0</text:p>
          </table:table-cell>
          <table:table-cell table:style-name="ce257" table:formula="of:=1/[.E74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5]" office:value-type="float" office:value="0.376952073236403" calcext:value-type="float">
            <text:p>0.4</text:p>
          </table:table-cell>
          <table:table-cell table:style-name="ce76" table:formula="of:=SUM([.F69:.F74])" office:value-type="float" office:value="2.65285714285714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table:style-name="ce94" table:formula="of:=[.G75]*[.E75]" office:value-type="float" office:value="1.13085621970921" calcext:value-type="float">
            <text:p>1.13</text:p>
          </table:table-cell>
          <table:table-cell office:value-type="float" office:value="20" calcext:value-type="float">
            <text:p>20</text:p>
          </table:table-cell>
          <table:table-cell table:formula="of:=[.I75]*[.H75]" office:value-type="float" office:value="22.6171243941842" calcext:value-type="float">
            <text:p>2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7]*[.E77]" office:value-type="float" office:value="6.75" calcext:value-type="float">
            <text:p>6.75</text:p>
          </table:table-cell>
          <table:table-cell office:value-type="float" office:value="30" calcext:value-type="float">
            <text:p>30</text:p>
          </table:table-cell>
          <table:table-cell table:formula="of:=[.I77]*[.H77]" office:value-type="float" office:value="202.5" calcext:value-type="float">
            <text:p>2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office:value-type="string" calcext:value-type="string">
            <text:p>Studio Boden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4" table:formula="of:=[.G79]*[.E79]" office:value-type="float" office:value="13.2" calcext:value-type="float">
            <text:p>13.20</text:p>
          </table:table-cell>
          <table:table-cell office:value-type="float" office:value="20" calcext:value-type="float">
            <text:p>20</text:p>
          </table:table-cell>
          <table:table-cell table:formula="of:=[.I79]*[.H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Studio Südwand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 table:style-name="ce94" table:formula="of:=[.G81]*[.E81]" office:value-type="float" office:value="2.8" calcext:value-type="float">
            <text:p>2.80</text:p>
          </table:table-cell>
          <table:table-cell office:value-type="float" office:value="20" calcext:value-type="float">
            <text:p>20</text:p>
          </table:table-cell>
          <table:table-cell table:formula="of:=[.I81]*[.H81]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tudio Entr + Kaschk.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I83]*[.H83]" office:value-type="float" office:value="150" calcext:value-type="float">
            <text:p>150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6"/>
          <table:table-cell table:style-name="ce94" table:formula="of:=SUM([.H53:.H96])" office:value-type="float" office:value="40.0128888875858" calcext:value-type="float">
            <text:p>40.0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lta t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</text:p>
          </table:table-cell>
          <table:table-cell table:formula="of:=[.H98]*[.G99]" office:value-type="float" office:value="1200.38666662757" calcext:value-type="float">
            <text:p>1200.38666662757</text:p>
          </table:table-cell>
          <table:table-cell table:number-columns-repeated="2"/>
          <table:table-cell table:formula="of:=SUM([.J54:.J99])" office:value-type="float" office:value="977.499157062061" calcext:value-type="float">
            <text:p>977</text:p>
          </table:table-cell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.F53:Isolation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2:Isolation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3:Isolation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4:Isolation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5:Isolation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1:Isolation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2:Isolation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3:Isolation.F7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4:Isolation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0:Isolation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1:Isolation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9:Isolation.F6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0:Isolation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_normalTemp_alt" table:style-name="ta1"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258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58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1.14285714285714" calcext:value-type="float">
            <text:p>1.1</text:p>
          </table:table-cell>
          <table:table-cell table:style-name="ce258" table:formula="of:=1/[.E55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58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53834650715659" calcext:value-type="float">
            <text:p>0.5</text:p>
          </table:table-cell>
          <table:table-cell table:style-name="ce76" table:formula="of:=SUM([.F53:.F56])" office:value-type="float" office:value="1.85753968253968" calcext:value-type="float">
            <text:p>1.8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1.843623157445" calcext:value-type="float">
            <text:p>11.84</text:p>
          </table:table-cell>
          <table:table-cell office:value-type="float" office:value="27" calcext:value-type="float">
            <text:p>27</text:p>
          </table:table-cell>
          <table:table-cell table:style-name="ce53" table:formula="of:=[.I57]*[.H57]" office:value-type="float" office:value="319.777825251015" calcext:value-type="float">
            <text:p>320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59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260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61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62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1.14285714285714" calcext:value-type="float">
            <text:p>1.1</text:p>
          </table:table-cell>
          <table:table-cell table:style-name="ce263" table:formula="of:=1/[.E64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400" calcext:value-type="float">
            <text:p>400.0</text:p>
          </table:table-cell>
          <table:table-cell table:style-name="ce264" table:formula="of:=1/[.E65]" office:value-type="float" office:value="0.0025" calcext:value-type="float">
            <text:p>0.0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" calcext:value-type="float">
            <text:p>14.0</text:p>
          </table:table-cell>
          <table:table-cell table:style-name="ce265" table:formula="of:=1/[.E6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657596016846984" calcext:value-type="float">
            <text:p>0.7</text:p>
          </table:table-cell>
          <table:table-cell table:style-name="ce76" table:formula="of:=SUM([.F60:.F66])" office:value-type="float" office:value="1.52069047619048" calcext:value-type="float">
            <text:p>1.52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9.20634423585777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style-name="ce53" table:formula="of:=[.I67]*[.H67]" office:value-type="float" office:value="230.158605896444" calcext:value-type="float">
            <text:p>230</text:p>
          </table:table-cell>
          <table:table-cell office:value-type="string" calcext:value-type="string">
            <text:p>30°Wasser→5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266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267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68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269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269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400" calcext:value-type="float">
            <text:p>400.0</text:p>
          </table:table-cell>
          <table:table-cell table:style-name="ce270" table:formula="of:=1/[.E75]" office:value-type="float" office:value="0.0025" calcext:value-type="float">
            <text:p>0.0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271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1.71156118831248" calcext:value-type="float">
            <text:p>1.7</text:p>
          </table:table-cell>
          <table:table-cell table:style-name="ce76" table:formula="of:=SUM([.F70:.F76])" office:value-type="float" office:value="0.584261904761905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5.13468356493745" calcext:value-type="float">
            <text:p>5.13</text:p>
          </table:table-cell>
          <table:table-cell office:value-type="float" office:value="25" calcext:value-type="float">
            <text:p>25</text:p>
          </table:table-cell>
          <table:table-cell table:style-name="ce53" table:formula="of:=[.I77]*[.H77]" office:value-type="float" office:value="128.367089123436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ce53" table:formula="of:=[.I79]*[.H79]" office:value-type="float" office:value="60.75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272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273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274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4" calcext:value-type="float">
            <text:p>4.0</text:p>
          </table:table-cell>
          <table:table-cell table:style-name="ce275" table:formula="of:=1/[.E85]" office:value-type="float" office:value="0.25" calcext:value-type="float">
            <text:p>0.2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815533980582524" calcext:value-type="float">
            <text:p>0.8</text:p>
          </table:table-cell>
          <table:table-cell table:style-name="ce20" table:formula="of:=SUM([.F82:.F85])" office:value-type="float" office:value="1.22619047619048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7.9417475728155" calcext:value-type="float">
            <text:p>17.94</text:p>
          </table:table-cell>
          <table:table-cell office:value-type="float" office:value="15" calcext:value-type="float">
            <text:p>15</text:p>
          </table:table-cell>
          <table:table-cell table:style-name="ce54" table:formula="of:=[.I86]*[.H86]" office:value-type="float" office:value="269.126213592233" calcext:value-type="float">
            <text:p>269</text:p>
          </table:table-cell>
          <table:table-cell office:value-type="string" calcext:value-type="string">
            <text:p>30°Wasser→15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1" calcext:value-type="float">
            <text:p>1.0</text:p>
          </table:table-cell>
          <table:table-cell table:style-name="ce276" table:formula="of:=1/[.E89]" office:value-type="float" office:value="1" calcext:value-type="float">
            <text:p>1.0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277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9" calcext:value-type="float">
            <text:p>0.9</text:p>
          </table:table-cell>
          <table:table-cell table:style-name="ce20" table:formula="of:=SUM([.F89:.F90])" office:value-type="float" office:value="1.11111111111111" calcext:value-type="float">
            <text:p>1.1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19.8" calcext:value-type="float">
            <text:p>19.80</text:p>
          </table:table-cell>
          <table:table-cell office:value-type="float" office:value="27" calcext:value-type="float">
            <text:p>27</text:p>
          </table:table-cell>
          <table:table-cell table:style-name="ce54" table:formula="of:=[.I91]*[.H91]" office:value-type="float" office:value="534.6" calcext:value-type="float">
            <text:p>535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9" calcext:value-type="float">
            <text:p>0.9</text:p>
          </table:table-cell>
          <table:table-cell table:style-name="ce20" table:formula="of:=[.F91]" office:value-type="float" office:value="1.1111111111111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7.2" calcext:value-type="float">
            <text:p>7.20</text:p>
          </table:table-cell>
          <table:table-cell office:value-type="float" office:value="27" calcext:value-type="float">
            <text:p>27</text:p>
          </table:table-cell>
          <table:table-cell table:style-name="ce54" table:formula="of:=[.I93]*[.H93]" office:value-type="float" office:value="194.4" calcext:value-type="float">
            <text:p>1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1.71156118831248" calcext:value-type="float">
            <text:p>1.7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6.84624475324993" calcext:value-type="float">
            <text:p>6.85</text:p>
          </table:table-cell>
          <table:table-cell office:value-type="float" office:value="15" calcext:value-type="float">
            <text:p>15</text:p>
          </table:table-cell>
          <table:table-cell table:style-name="ce54" table:formula="of:=[.I94]*[.H94]" office:value-type="float" office:value="102.693671298749" calcext:value-type="float">
            <text:p>10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2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 office:value-type="float" office:value="10" calcext:value-type="float">
            <text:p>10.00</text:p>
          </table:table-cell>
          <table:table-cell office:value-type="float" office:value="27" calcext:value-type="float">
            <text:p>27</text:p>
          </table:table-cell>
          <table:table-cell table:style-name="ce54" table:formula="of:=[.I97]*[.H97]" office:value-type="float" office:value="270" calcext:value-type="float">
            <text:p>27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2109.87340516188" calcext:value-type="float">
            <text:p>2109.87340516188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Winter normal</text:p>
          </table:table-cell>
          <table:table-cell table:number-columns-repeated="7"/>
          <table:table-cell table:style-name="Default" office:value-type="string" calcext:value-type="string">
            <text:p>1000W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t WP Strom</text:p>
          </table:table-cell>
          <table:table-cell table:number-columns-repeated="7"/>
          <table:table-cell table:style-name="Default" office:value-type="string" calcext:value-type="string">
            <text:p>250-500W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_normalTemp_alt.F53:Isolation_2_normalTemp_alt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2:Isolation_2_normalTemp_alt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3:Isolation_2_normalTemp_alt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4:Isolation_2_normalTemp_alt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2:Isolation_2_normalTemp_alt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3:Isolation_2_normalTemp_alt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5:Isolation_2_normalTemp_alt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6:Isolation_2_normalTemp_alt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0:Isolation_2_normalTemp_alt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1:Isolation_2_normalTemp_alt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0:Isolation_2_normalTemp_alt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1:Isolation_2_normalTemp_alt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4:Isolation_2_normalTemp_alt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5:Isolation_2_normalTemp_alt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2:Isolation_2_normalTemp_alt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3:Isolation_2_normalTemp_alt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6:Isolation_2_normalTemp_alt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5:Isolation_2_normalTemp_alt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90:Isolation_2_normalTemp_alt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9:Isolation_2_normalTemp_alt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Holzlatten" table:style-name="ta1">
        <office:forms form:automatic-focus="false" form:apply-design-mode="false"/>
        <table:table-column table:style-name="co2" table:number-columns-repeated="4" table:default-cell-style-name="Default"/>
        <table:table-column table:style-name="co7" table:default-cell-style-name="ce163"/>
        <table:table-column table:style-name="co13" table:default-cell-style-name="Default"/>
        <table:table-column table:style-name="co1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Breite</text:p>
          </table:table-cell>
          <table:table-cell office:value-type="string" calcext:value-type="string">
            <text:p>Dick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^2/Preis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4.2" calcext:value-type="float">
            <text:p>4.2</text:p>
          </table:table-cell>
          <table:table-cell table:formula="of:=1000/([.A6]+8)*[.D6]" office:value-type="currency" office:currency="CHF" office:value="61.7647058823529" calcext:value-type="currency">
            <text:p>CHF 61.76</text:p>
          </table:table-cell>
          <table:table-cell office:value-type="string" calcext:value-type="string">
            <text:p>Gehobelt + Gefast</text:p>
          </table:table-cell>
          <table:table-cell office:value-type="string" calcext:value-type="string">
            <text:p>Hornbach: Glattkantbrett 18x60x2500 mm Fichte gehobel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table:formula="of:=1000/([.A7]+8)*[.D7]" office:value-type="currency" office:currency="CHF" office:value="60.2272727272727" calcext:value-type="currency">
            <text:p>CHF 60.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1000/([.A8]+8)*[.D8]" office:value-type="currency" office:currency="CHF" office:value="61.1111111111111" calcext:value-type="currency">
            <text:p>CHF 61.1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1000/([.A9]+8)*[.D9]" office:value-type="currency" office:currency="CHF" office:value="64.0625" calcext:value-type="currency">
            <text:p>CHF 64.0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1000/([.A10]+8)*[.D10]" office:value-type="currency" office:currency="CHF" office:value="63.5135135135135" calcext:value-type="currency">
            <text:p>CHF 63.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table:formula="of:=1000/([.A11]+8)*[.D11]" office:value-type="currency" office:currency="CHF" office:value="58.9887640449438" calcext:value-type="currency">
            <text:p>CHF 58.9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float" office:value="12.8" calcext:value-type="float">
            <text:p>12.8</text:p>
          </table:table-cell>
          <table:table-cell table:formula="of:=1000/([.A13]+12)*[.D13]" office:value-type="currency" office:currency="CHF" office:value="68.8172043010753" calcext:value-type="currency">
            <text:p>CHF 68.82</text:p>
          </table:table-cell>
          <table:table-cell/>
          <table:table-cell office:value-type="string" calcext:value-type="string">
            <text:p>Hornbach: Universalbrett 27x144x2000 mm Fich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float" office:value="10.9" calcext:value-type="float">
            <text:p>10.9</text:p>
          </table:table-cell>
          <table:table-cell table:formula="of:=1000/([.A14]+12)*[.D14]" office:value-type="currency" office:currency="CHF" office:value="69.8717948717949" calcext:value-type="currency">
            <text:p>CHF 69.8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5]+8)*[.D15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bo</text:p>
          </table:table-cell>
          <table:table-cell table:number-columns-repeated="3"/>
          <table:table-cell table:formula="of:=1000/([.A16]+8)*[.D16]" office:value-type="string" office:string-value="" calcext:value-type="error">
            <text:p>#WERT!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  <table:table-cell office:value-type="float" office:value="5.35" calcext:value-type="float">
            <text:p>5.35</text:p>
          </table:table-cell>
          <table:table-cell table:formula="of:=1000/([.A17]+8)*[.D17]" office:value-type="currency" office:currency="CHF" office:value="78.6764705882353" calcext:value-type="currency">
            <text:p>CHF 78.6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8]+8)*[.D18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9]+8)*[.D19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0]+8)*[.D20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1]+8)*[.D21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2]+8)*[.D22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3]+8)*[.D23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4]+8)*[.D24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5]+8)*[.D25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6]+8)*[.D26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ydraulischer abgleich" table:style-name="ta1">
        <office:forms form:automatic-focus="false" form:apply-design-mode="false"/>
        <table:table-column table:style-name="co2" table:number-columns-repeated="15" table:default-cell-style-name="Default"/>
        <table:table-row table:style-name="ro1">
          <table:table-cell table:style-name="ce278" office:value-type="string" calcext:value-type="string">
            <text:p>Wärmebedarf Studio</text:p>
          </table:table-cell>
          <table:table-cell table:style-name="ce278" table:number-columns-repeated="5"/>
          <table:table-cell table:number-columns-repeated="2"/>
          <table:table-cell table:style-name="ce278" office:value-type="string" calcext:value-type="string">
            <text:p>Wärmebedarf EG</text:p>
          </table:table-cell>
          <table:table-cell table:style-name="ce278" table:number-columns-repeated="5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office:value-type="float" office:value="2000" calcext:value-type="float">
            <text:p>2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Auslegung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5000" calcext:value-type="float">
            <text:p>5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Schätzung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office:value-type="float" office:value="4000" calcext:value-type="float">
            <text:p>4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inbetriebnahme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10000" calcext:value-type="float">
            <text:p>10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inbetriebnahme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°C</text:p>
          </table:table-cell>
          <table:table-cell table:style-name="ce278" office:value-type="string" calcext:value-type="string">
            <text:p>Spreizung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°C</text:p>
          </table:table-cell>
          <table:table-cell table:style-name="ce278" office:value-type="string" calcext:value-type="string">
            <text:p>Spreizung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table:formula="of:=[.A4]/4200/[.A6]*60" office:value-type="float" office:value="11.4285714285714" calcext:value-type="float">
            <text:p>11.4285714285714</text:p>
          </table:table-cell>
          <table:table-cell table:style-name="ce278" office:value-type="string" calcext:value-type="string">
            <text:p>Q [l/min]</text:p>
          </table:table-cell>
          <table:table-cell table:style-name="ce278" table:number-columns-repeated="4"/>
          <table:table-cell table:number-columns-repeated="2"/>
          <table:table-cell table:style-name="ce278" table:formula="of:=[.I4]/4200/[.I6]*60" office:value-type="float" office:value="20.4081632653061" calcext:value-type="float">
            <text:p>20.4081632653061</text:p>
          </table:table-cell>
          <table:table-cell table:style-name="ce278" office:value-type="string" calcext:value-type="string">
            <text:p>Q [l/min]</text:p>
          </table:table-cell>
          <table:table-cell table:style-name="ce278" table:number-columns-repeated="4"/>
          <table:table-cell/>
        </table:table-row>
        <table:table-row table:style-name="ro1">
          <table:table-cell table:style-name="ce278" office:value-type="string" calcext:value-type="string">
            <text:p>aufgeteilt auf drei Kreise → grösster Kreis 6l/min</text:p>
          </table:table-cell>
          <table:table-cell table:style-name="ce278" table:number-columns-repeated="3"/>
          <table:table-cell table:style-name="ce278" office:value-type="string" calcext:value-type="string">
            <text:p>del p = 1 bar!!! <text:s/>geht nicht</text:p>
          </table:table-cell>
          <table:table-cell table:style-name="ce278"/>
          <table:table-cell office:value-type="string" calcext:value-type="string">
            <text:p>länge 100m</text:p>
          </table:table-cell>
          <table:table-cell/>
          <table:table-cell table:style-name="ce278" office:value-type="string" calcext:value-type="string">
            <text:p>aufgeteilt auf drei Kreise → grösster Kreis 6l/min</text:p>
          </table:table-cell>
          <table:table-cell table:style-name="ce278" table:number-columns-repeated="3"/>
          <table:table-cell table:style-name="ce278" office:value-type="string" calcext:value-type="string">
            <text:p>del p = 1 bar!!! <text:s/>geht nicht</text:p>
          </table:table-cell>
          <table:table-cell table:style-name="ce278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79" office:value-type="string" calcext:value-type="string">
            <text:p>Wärmebedarf Studio</text:p>
          </table:table-cell>
          <table:table-cell table:style-name="ce279" table:number-columns-repeated="5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2000" calcext:value-type="float">
            <text:p>2000</text:p>
          </table:table-cell>
          <table:table-cell table:style-name="ce279" office:value-type="string" calcext:value-type="string">
            <text:p>W</text:p>
          </table:table-cell>
          <table:table-cell table:style-name="ce279" office:value-type="string" calcext:value-type="string">
            <text:p>Auslegung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4000" calcext:value-type="float">
            <text:p>4000</text:p>
          </table:table-cell>
          <table:table-cell table:style-name="ce279" office:value-type="string" calcext:value-type="string">
            <text:p>W</text:p>
          </table:table-cell>
          <table:table-cell table:style-name="ce279" office:value-type="string" calcext:value-type="string">
            <text:p>inbetriebnahme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7" calcext:value-type="float">
            <text:p>7</text:p>
          </table:table-cell>
          <table:table-cell table:style-name="ce279" office:value-type="string" calcext:value-type="string">
            <text:p>°C</text:p>
          </table:table-cell>
          <table:table-cell table:style-name="ce279" office:value-type="string" calcext:value-type="string">
            <text:p>Spreizung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formula="of:=[.A15]/4200/[.A17]*60" office:value-type="float" office:value="8.16326530612245" calcext:value-type="float">
            <text:p>8.16326530612245</text:p>
          </table:table-cell>
          <table:table-cell table:style-name="ce279" office:value-type="string" calcext:value-type="string">
            <text:p>Q [l/min]</text:p>
          </table:table-cell>
          <table:table-cell table:style-name="ce279" table:number-columns-repeated="4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string" calcext:value-type="string">
            <text:p>aufgeteilt auf 4 Kreise → grösster Kreis 3l/min</text:p>
          </table:table-cell>
          <table:table-cell table:style-name="ce279" table:number-columns-repeated="3"/>
          <table:table-cell table:style-name="ce279" office:value-type="string" calcext:value-type="string">
            <text:p>del p = 0.3 bar</text:p>
          </table:table-cell>
          <table:table-cell table:style-name="ce279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20m Zuleitung di 20 8l/min</text:p>
          </table:table-cell>
          <table:table-cell table:number-columns-repeated="3"/>
          <table:table-cell office:value-type="string" calcext:value-type="string">
            <text:p>del p = 0.01 bar</text:p>
          </table:table-cell>
          <table:table-cell table:number-columns-repeated="3"/>
          <table:table-cell office:value-type="string" calcext:value-type="string">
            <text:p>20m Zuleitung di 20 20l/min</text:p>
          </table:table-cell>
          <table:table-cell table:number-columns-repeated="3"/>
          <table:table-cell office:value-type="string" calcext:value-type="string">
            <text:p>del p = 0.15 bar</text:p>
          </table:table-cell>
          <table:table-cell/>
          <table:table-cell office:value-type="string" calcext:value-type="string">
            <text:p>inbetriebnam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0.06 bar</text:p>
          </table:table-cell>
          <table:table-cell/>
          <table:table-cell office:value-type="string" calcext:value-type="string">
            <text:p>betrieb</text:p>
          </table:table-cell>
        </table:table-row>
        <table:table-row table:style-name="ro1">
          <table:table-cell office:value-type="string" calcext:value-type="string">
            <text:p>di 16 ginge auch</text:p>
          </table:table-cell>
          <table:table-cell table:number-columns-repeated="3"/>
          <table:table-cell office:value-type="string" calcext:value-type="string">
            <text:p>del p = 0.04bar</text:p>
          </table:table-cell>
          <table:table-cell table:number-columns-repeated="3"/>
          <table:table-cell office:value-type="string" calcext:value-type="string">
            <text:p>di 16 ginge auch</text:p>
          </table:table-cell>
          <table:table-cell table:number-columns-repeated="3"/>
          <table:table-cell office:value-type="string" calcext:value-type="string">
            <text:p>del p = 0.04bar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mwälzpumpe fördert bei 0.3bar 36l/min ok für Inbetriebnahme und betrieb vom ganzen Ha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utd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/m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chst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</table:table>
      <table:named-expressions>
        <table:named-range table:name="h_" table:base-cell-address="$Tabelle1.$D$1" table:cell-range-address="$Tabelle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h</number:text>
    </number:number-style>
    <number:number-style style:name="N108">
      <number:number number:decimal-places="1" loext:min-decimal-places="1" number:min-integer-digits="1" number:grouping="true"/>
    </number:number-style>
    <number:date-style style:name="N109">
      <number:day-of-week/>
      <number:text> </number:text>
      <number:day number:style="long"/>
      <number:text>.</number:text>
      <number:month number:style="long"/>
      <number:text>.</number:text>
      <number:year/>
    </number:date-style>
    <number:date-style style:name="N110">
      <number:day-of-week/>
      <number:text>   </number:text>
      <number:day number:style="long"/>
      <number:text>.</number:text>
      <number:month number:style="long"/>
      <number:text>.</number:text>
      <number:year/>
    </number:date-style>
    <number:date-style style:name="N111">
      <number:day-of-week/>
      <number:text>  </number:text>
      <number:day number:style="long"/>
      <number:text>.</number:text>
      <number:month number:style="long"/>
      <number:text>.</number:text>
      <number:year/>
    </number:date-style>
    <number:number-style style:name="N112">
      <number:text>KW</number:text>
      <number:number number:decimal-places="0" loext:min-decimal-places="0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eee8a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.00.0000</text:date>, <text:time style:data-style-name="N2" text:time-value="10:56:49.40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40:58.902000000</meta:creation-date>
    <meta:generator>LibreOffice/6.0.7.3$Windows_X86_64 LibreOffice_project/dc89aa7a9eabfd848af146d5086077aeed2ae4a5</meta:generator>
    <meta:editing-duration>PT8H24M31S</meta:editing-duration>
    <meta:editing-cycles>13</meta:editing-cycles>
    <dc:date>2019-04-18T19:59:24.519000000</dc:date>
    <meta:document-statistic meta:table-count="7" meta:cell-count="2230" meta:object-count="0"/>
  </office:meta>
</office:document-meta>
</file>